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F0000035F0000037788D43B6A.svm" manifest:media-type=""/>
  <manifest:file-entry manifest:full-path="Pictures/2000000F000003AB00000378662F2AB5.svm" manifest:media-type=""/>
  <manifest:file-entry manifest:full-path="Pictures/2000000F0000035200000378E6483A1F.svm" manifest:media-type=""/>
  <manifest:file-entry manifest:full-path="Pictures/2000000F00000385000003780DECF608.svm" manifest:media-type=""/>
  <manifest:file-entry manifest:full-path="Pictures/20000294000015A700003EA1E72D3152.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adornments="Regular" style:font-charset="x-symbol"/>
    <style:font-face style:name="DejaVu Sans4" svg:font-family="'DejaVu Sans'" style:font-pitch="variable" style:font-charset="x-symbol"/>
    <style:font-face style:name="FreeSans2" svg:font-family="FreeSans" style:font-pitch="variable" style:font-charset="x-symbol"/>
    <style:font-face style:name="Liberation Sans3" svg:font-family="'Liberation Sans'"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Liberation Sans2" svg:font-family="'Liberation Sans'" style:font-family-generic="roman" style:font-pitch="variable" style:font-charset="x-symbol"/>
    <style:font-face style:name="DejaVu Sans3" svg:font-family="'DejaVu Sans'" style:font-family-generic="system" style:font-pitch="variable" style:font-charset="x-symbol"/>
    <style:font-face style:name="FreeSans1" svg:font-family="FreeSans" style:font-family-generic="system" style:font-pitch="variable" style:font-charset="x-symbol"/>
    <style:font-face style:name="Cantarell" svg:font-family="Cantarell" style:font-pitch="variable"/>
    <style:font-face style:name="Liberation Sans1" svg:font-family="'Liberation Sans'"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4"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c0c0c0" draw:textarea-horizontal-align="justify" draw:textarea-vertical-align="middle" draw:auto-grow-height="false"/>
    </style:style>
    <style:style style:name="gr2" style:family="graphic" style:parent-style-name="standard">
      <style:graphic-properties draw:stroke="none" draw:fill="none" fo:min-height="5.83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996633" draw:opacity="75%" draw:textarea-horizontal-align="center" draw:textarea-vertical-align="middle" draw:shadow-opacity="75%" style:protect="position size"/>
    </style:style>
    <style:style style:name="gr5" style:family="graphic" style:parent-style-name="standard">
      <style:graphic-properties draw:fill="solid" draw:fill-color="#ffcc99" draw:textarea-horizontal-align="center" draw:textarea-vertical-align="middle" style:protect="position size"/>
    </style:style>
    <style:style style:name="gr6" style:family="graphic" style:parent-style-name="standard">
      <style:graphic-properties draw:textarea-horizontal-align="center" draw:textarea-vertical-align="middle" style:protect="position siz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draw:fill="solid" draw:fill-color="#ff6633" draw:textarea-horizontal-align="center" draw:textarea-vertical-align="middle"/>
    </style:style>
    <style:style style:name="gr9" style:family="graphic" style:parent-style-name="objectwithoutfill">
      <style:graphic-properties draw:fill="none" draw:textarea-horizontal-align="center" draw:textarea-vertical-align="middle" style:protect="position size"/>
    </style:style>
    <style:style style:name="gr10" style:family="graphic" style:parent-style-name="standard">
      <style:graphic-properties svg:stroke-color="#000000" draw:fill="solid" draw:fill-color="#cc6633" draw:opacity="50%" draw:textarea-horizontal-align="center" draw:textarea-vertical-align="middle" draw:shadow-opacity="50%"/>
    </style:style>
    <style:style style:name="gr11" style:family="graphic" style:parent-style-name="standard">
      <style:graphic-properties draw:fill="solid" draw:fill-color="#996633" draw:opacity="80%" draw:textarea-horizontal-align="center" draw:textarea-vertical-align="middle" draw:shadow-opacity="80%" style:protect="position size"/>
    </style:style>
    <style:style style:name="gr12" style:family="graphic" style:parent-style-name="standard">
      <style:graphic-properties draw:fill="solid" draw:fill-color="#ffcc99" draw:opacity="50%" draw:textarea-horizontal-align="center" draw:textarea-vertical-align="middle" draw:shadow-opacity="50%"/>
    </style:style>
    <style:style style:name="gr13" style:family="graphic" style:parent-style-name="standard">
      <style:graphic-properties draw:stroke="none" draw:fill="solid" draw:fill-color="#ffffff" draw:textarea-horizontal-align="center" draw:textarea-vertical-align="middle"/>
    </style:style>
    <style:style style:name="gr14" style:family="graphic" style:parent-style-name="standard">
      <style:graphic-properties svg:stroke-width="0.1cm" svg:stroke-color="#ffffff" draw:marker-start-width="0.35cm" draw:marker-end="Arrow" draw:marker-end-width="0.4cm" draw:fill="solid" draw:fill-color="#4c4c4c" draw:textarea-horizontal-align="center" draw:textarea-vertical-align="middle" fo:padding-top="0.175cm" fo:padding-bottom="0.175cm" fo:padding-left="0.3cm" fo:padding-right="0.3cm"/>
    </style:style>
    <style:style style:name="gr15" style:family="graphic" style:parent-style-name="standard">
      <style:graphic-properties draw:stroke="none" draw:fill="solid" draw:fill-color="#1a1a1a" draw:textarea-horizontal-align="left" draw:textarea-vertical-align="top" draw:auto-grow-height="true" draw:auto-grow-width="true" fo:min-height="0.776cm" fo:min-width="0cm" fo:padding-top="0cm" fo:padding-bottom="0cm" fo:padding-left="0cm" fo:padding-right="0cm" draw:shadow="hidden"/>
    </style:style>
    <style:style style:name="gr16" style:family="graphic" style:parent-style-name="standard">
      <style:graphic-properties draw:stroke="solid" svg:stroke-width="0.003cm" svg:stroke-color="#000000" draw:fill="solid" draw:fill-color="#1a1a1a" draw:textarea-horizontal-align="center" draw:textarea-vertical-align="middle" fo:padding-top="0.001cm" fo:padding-bottom="0.001cm" fo:padding-left="0.001cm" fo:padding-right="0.001cm"/>
    </style:style>
    <style:style style:name="gr17" style:family="graphic" style:parent-style-name="standard">
      <style:graphic-properties draw:stroke="none" draw:fill-color="#ffffff" draw:textarea-horizontal-align="center" draw:textarea-vertical-align="middle"/>
    </style:style>
    <style:style style:name="gr18" style:family="graphic" style:parent-style-name="objectwithoutfill">
      <style:graphic-properties draw:fill="none" draw:textarea-horizontal-align="center" draw:textarea-vertical-align="middl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328cm" fo:min-width="0.014cm"/>
    </style:style>
    <style:style style:name="gr21" style:family="graphic" style:parent-style-name="standard">
      <style:graphic-properties draw:stroke="none" svg:stroke-color="#000000" draw:fill="none" draw:fill-color="#ffffff" draw:textarea-horizontal-align="left" draw:auto-grow-height="true" draw:auto-grow-width="false" fo:min-height="0.328cm" fo:min-width="0cm"/>
    </style:style>
    <style:style style:name="gr22" style:family="graphic" style:parent-style-name="standard">
      <style:graphic-properties draw:stroke="none" draw:fill="none" draw:textarea-horizontal-align="center" draw:textarea-vertical-align="middle" draw:color-mode="standard" draw:luminance="5%" draw:contrast="0%" draw:gamma="100%" draw:red="0%" draw:green="0%" draw:blue="0%" fo:clip="rect(0cm, 0cm, 0cm, 0cm)" draw:image-opacity="100%" style:mirror="none"/>
    </style:style>
    <style:style style:name="gr23" style:family="graphic" style:parent-style-name="standard">
      <style:graphic-properties draw:stroke="none" svg:stroke-color="#000000" draw:fill="solid" draw:fill-color="#ffff99" draw:textarea-horizontal-align="left" draw:auto-grow-height="true" draw:auto-grow-width="true" fo:min-height="0.738cm" fo:min-width="1.835cm"/>
    </style:style>
    <style:style style:name="gr24" style:family="graphic" style:parent-style-name="standard">
      <style:graphic-properties svg:stroke-width="0.1cm" svg:stroke-color="#ffff99" draw:marker-start-width="0.35cm" draw:marker-end="Arrow" draw:marker-end-width="0.45cm" draw:fill="solid" draw:fill-color="#b3b300" draw:textarea-horizontal-align="center" draw:textarea-vertical-align="middle" fo:padding-top="0.175cm" fo:padding-bottom="0.175cm" fo:padding-left="0.3cm" fo:padding-right="0.3cm"/>
    </style:style>
    <style:style style:name="gr25" style:family="graphic" style:parent-style-name="standard">
      <style:graphic-properties draw:stroke="none" svg:stroke-color="#000000" draw:fill="solid" draw:fill-color="#ffff99" draw:textarea-horizontal-align="left" draw:auto-grow-height="true" draw:auto-grow-width="true" fo:min-height="0.738cm" fo:min-width="1.924cm"/>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draw:fill="solid" draw:fill-color="#c0c0c0" draw:textarea-horizontal-align="center" draw:textarea-vertical-align="middle"/>
    </style:style>
    <style:style style:name="gr28" style:family="graphic" style:parent-style-name="standard">
      <style:graphic-properties draw:stroke="none" draw:fill-color="#ffffff" draw:textarea-horizontal-align="justify" draw:textarea-vertical-align="middle" draw:auto-grow-height="false" fo:min-height="1.392cm" fo:min-width="2.662cm"/>
    </style:style>
    <style:style style:name="gr29"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30" style:family="graphic" style:parent-style-name="standard">
      <style:graphic-properties draw:stroke="none" svg:stroke-width="0.082cm" draw:stroke-linejoin="round" draw:fill="none"/>
    </style:style>
    <style:style style:name="gr31" style:family="graphic" style:parent-style-name="standard">
      <style:graphic-properties draw:stroke="none" svg:stroke-width="0.082cm" draw:stroke-linejoin="round" draw:fill="solid" draw:fill-color="#b2b2b2"/>
    </style:style>
    <style:style style:name="gr32" style:family="graphic" style:parent-style-name="standard">
      <style:graphic-properties draw:stroke="none" svg:stroke-width="0.082cm" draw:stroke-linejoin="round" draw:fill="solid" draw:fill-color="#ffffff"/>
    </style:style>
    <style:style style:name="gr33" style:family="graphic" style:parent-style-name="standard">
      <style:graphic-properties draw:stroke="none" svg:stroke-width="0.082cm" draw:stroke-linejoin="round" draw:fill="solid" draw:fill-color="#000000"/>
    </style:style>
    <style:style style:name="gr34" style:family="graphic" style:parent-style-name="standard">
      <style:graphic-properties draw:stroke="none" svg:stroke-width="0.082cm" draw:stroke-linejoin="round" draw:fill="solid" draw:fill-color="#808080"/>
    </style:style>
    <style:style style:name="gr35" style:family="graphic" style:parent-style-name="standard">
      <style:graphic-properties draw:stroke="solid" svg:stroke-width="0.05cm" svg:stroke-color="#000000" draw:marker-start-width="0.131cm" draw:marker-end-width="0.131cm" draw:stroke-linejoin="round" draw:fill="none" fo:padding-top="0.15cm" fo:padding-bottom="0.15cm" fo:padding-left="0.275cm" fo:padding-right="0.275cm"/>
    </style:style>
    <style:style style:name="gr36" style:family="graphic" style:parent-style-name="standard">
      <style:graphic-properties draw:stroke="none" svg:stroke-width="0.082cm" draw:stroke-linejoin="round" draw:fill="solid" draw:fill-color="#000000" draw:textarea-horizontal-align="center"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solid" draw:fill-color="#c0c0c0"/>
      <style:paragraph-properties fo:text-align="center"/>
    </style:style>
    <style:style style:name="P2" style:family="paragraph">
      <loext:graphic-properties draw:fill="none"/>
      <style:text-properties style:font-name="Cantarell"/>
    </style:style>
    <style:style style:name="P3" style:family="paragraph">
      <loext:graphic-properties draw:fill="none"/>
      <style:paragraph-properties fo:text-align="center"/>
    </style:style>
    <style:style style:name="P4" style:family="paragraph">
      <loext:graphic-properties draw:fill="solid" draw:fill-color="#996633" draw:opacity="75%"/>
      <style:paragraph-properties fo:text-align="center"/>
    </style:style>
    <style:style style:name="P5" style:family="paragraph">
      <loext:graphic-properties draw:fill="solid" draw:fill-color="#ffcc99"/>
      <style:paragraph-properties fo:text-align="center"/>
    </style:style>
    <style:style style:name="P6" style:family="paragraph">
      <style:paragraph-properties fo:text-align="center"/>
    </style:style>
    <style:style style:name="P7" style:family="paragraph">
      <style:paragraph-properties fo:text-align="center"/>
      <style:text-properties style:font-name="OpenSymbol"/>
    </style:style>
    <style:style style:name="P8" style:family="paragraph">
      <loext:graphic-properties draw:fill="solid" draw:fill-color="#ff6633"/>
      <style:paragraph-properties fo:text-align="center"/>
    </style:style>
    <style:style style:name="P9" style:family="paragraph">
      <loext:graphic-properties draw:fill="solid" draw:fill-color="#cc6633" draw:opacity="50%"/>
      <style:paragraph-properties fo:text-align="center"/>
    </style:style>
    <style:style style:name="P10" style:family="paragraph">
      <loext:graphic-properties draw:fill="solid" draw:fill-color="#996633" draw:opacity="80%"/>
      <style:paragraph-properties fo:text-align="center"/>
    </style:style>
    <style:style style:name="P11" style:family="paragraph">
      <loext:graphic-properties draw:fill="solid" draw:fill-color="#ffcc99" draw:opacity="50%"/>
      <style:paragraph-properties fo:text-align="center"/>
    </style:style>
    <style:style style:name="P12" style:family="paragraph">
      <loext:graphic-properties draw:fill="solid" draw:fill-color="#ffffff"/>
      <style:paragraph-properties fo:text-align="center"/>
    </style:style>
    <style:style style:name="P13" style:family="paragraph">
      <loext:graphic-properties draw:fill="solid" draw:fill-color="#4c4c4c"/>
      <style:paragraph-properties fo:text-align="center"/>
      <style:text-properties style:font-name="OpenSymbol"/>
    </style:style>
    <style:style style:name="P14" style:family="paragraph">
      <loext:graphic-properties draw:fill="solid" draw:fill-color="#1a1a1a"/>
      <style:paragraph-properties fo:text-align="center"/>
    </style:style>
    <style:style style:name="P15" style:family="paragraph">
      <loext:graphic-properties draw:fill-color="#ffffff"/>
      <style:paragraph-properties fo:text-align="center"/>
    </style:style>
    <style:style style:name="P16" style:family="paragraph">
      <loext:graphic-properties draw:fill="none" draw:fill-color="#ffffff"/>
    </style:style>
    <style:style style:name="P17" style:family="paragraph">
      <loext:graphic-properties draw:fill="none"/>
      <style:paragraph-properties fo:text-align="center"/>
      <style:text-properties fo:font-size="13pt" style:font-size-asian="13pt" style:font-size-complex="13pt"/>
    </style:style>
    <style:style style:name="P18" style:family="paragraph">
      <loext:graphic-properties draw:fill="solid" draw:fill-color="#ffff99"/>
    </style:style>
    <style:style style:name="P19" style:family="paragraph">
      <loext:graphic-properties draw:fill="solid" draw:fill-color="#b3b300"/>
      <style:paragraph-properties fo:text-align="center"/>
      <style:text-properties style:font-name="OpenSymbol"/>
    </style:style>
    <style:style style:name="P20" style:family="paragraph">
      <loext:graphic-properties draw:fill="solid" draw:fill-color="#000000"/>
      <style:paragraph-properties fo:text-align="center"/>
      <style:text-properties style:font-name="DejaVu Sans1"/>
    </style:style>
    <style:style style:name="P21" style:family="paragraph">
      <loext:graphic-properties draw:fill="none"/>
    </style:style>
    <style:style style:name="P22" style:family="paragraph">
      <loext:graphic-properties draw:fill="solid" draw:fill-color="#b2b2b2"/>
    </style:style>
    <style:style style:name="P23" style:family="paragraph">
      <loext:graphic-properties draw:fill="solid" draw:fill-color="#ffffff"/>
    </style:style>
    <style:style style:name="P24" style:family="paragraph">
      <loext:graphic-properties draw:fill="solid" draw:fill-color="#000000"/>
    </style:style>
    <style:style style:name="P25" style:family="paragraph">
      <loext:graphic-properties draw:fill="solid" draw:fill-color="#808080"/>
    </style:style>
    <style:style style:name="P26" style:family="paragraph">
      <loext:graphic-properties draw:fill="solid" draw:fill-color="#000000"/>
      <style:paragraph-properties fo:text-align="center"/>
    </style:style>
    <style:style style:name="P27" style:family="paragraph">
      <style:text-properties fo:font-size="12pt" style:font-size-asian="12pt" style:font-size-complex="12pt"/>
    </style:style>
    <style:style style:name="P28" style:family="paragraph">
      <loext:graphic-properties draw:fill="none" draw:fill-color="#ffffff"/>
      <style:text-properties fo:font-size="12pt" style:font-size-asian="12pt" style:font-size-complex="12pt"/>
    </style:style>
    <style:style style:name="T1" style:family="text">
      <style:text-properties style:font-name="Cantarell" fo:font-size="14pt" style:font-size-asian="14pt" style:font-size-complex="14pt"/>
    </style:style>
    <style:style style:name="T2" style:family="text">
      <style:text-properties style:font-name="Cantarell" fo:font-size="14pt" fo:font-weight="bold" style:font-name-asian="StarSymbol2" style:font-size-asian="14pt" style:font-weight-asian="bold" style:font-name-complex="StarSymbol2" style:font-size-complex="14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6cm" svg:height="19cm" svg:x="1cm" svg:y="1cm">
          <text:p/>
          <draw:enhanced-geometry svg:viewBox="0 0 21600 21600" draw:type="rectangle" draw:enhanced-path="M 0 0 L 21600 0 21600 21600 0 21600 0 0 Z N"/>
        </draw:custom-shape>
        <draw:frame draw:style-name="gr2" draw:text-style-name="P2" draw:layer="layout" svg:width="5.3cm" svg:height="6.089cm" svg:x="1.2cm" svg:y="1.029cm">
          <draw:text-box>
            <text:p><text:span text:style-name="T1">Gerade Pyramide mit quadratischem Grundriss, Ermittlung und Darstellung des Kantenwinkels </text:span><text:span text:style-name="T2">ω</text:span><text:span text:style-name="T1"> am Grat der Pyramide,</text:span></text:p>
            <text:p><text:span text:style-name="T1">Veranschaulichung der Winkelebene</text:span></text:p>
          </draw:text-box>
        </draw:frame>
        <draw:frame draw:style-name="gr3" draw:text-style-name="P3" draw:layer="layout" svg:width="4.221cm" svg:height="12.21cm" svg:x="1.526cm" svg:y="7.482cm">
          <draw:image xlink:href="Pictures/20000294000015A700003EA1E72D3152.svm" xlink:type="simple" xlink:show="embed" xlink:actuate="onLoad">
            <text:p/>
          </draw:image>
        </draw:frame>
        <draw:g>
          <draw:polygon draw:style-name="gr4" draw:text-style-name="P4" draw:layer="layout" svg:width="11.146cm" svg:height="11.641cm" svg:x="10.42cm" svg:y="1.892cm" svg:viewBox="0 0 11147 11642" draw:points="11147,10373 0,11642 8299,0">
            <text:p/>
          </draw:polygon>
          <draw:polygon draw:style-name="gr5" draw:text-style-name="P5" draw:layer="layout" svg:width="17.712cm" svg:height="5.301cm" svg:x="10.42cm" svg:y="12.265cm" svg:viewBox="0 0 17713 5302" draw:points="0,1269 4167,5302 17713,3164 11147,0">
            <text:p/>
          </draw:polygon>
          <draw:line draw:style-name="gr6" draw:text-style-name="P6" draw:layer="layout" svg:x1="10.42cm" svg:y1="13.534cm" svg:x2="28.133cm" svg:y2="15.443cm">
            <text:p/>
          </draw:line>
          <draw:line draw:style-name="gr7" draw:text-style-name="P7" draw:layer="layout" svg:x1="12.431cm" svg:y1="15.442cm" svg:x2="18.72cm" svg:y2="14.42cm">
            <text:p/>
          </draw:line>
          <draw:polygon draw:style-name="gr8" draw:text-style-name="P8" draw:layer="layout" svg:width="5.808cm" svg:height="7.527cm" svg:x="12.91cm" svg:y="10.039cm" svg:viewBox="0 0 5809 7528" draw:points="1682,7528 0,0 5809,4386">
            <text:p/>
          </draw:polygon>
          <draw:polygon draw:style-name="gr9" draw:text-style-name="P3" draw:layer="layout" svg:width="7.713cm" svg:height="7.968cm" draw:transform="skewX (0.00034906585039881) rotate (1.79227860887298) translate (14.5917588241215cm 17.5670312006326cm)" svg:viewBox="0 0 7714 7969" draw:points="7714,13 3643,7969 0,0">
            <text:p/>
          </draw:polygon>
          <draw:polygon draw:style-name="gr10" draw:text-style-name="P9" draw:layer="layout" svg:width="8.298cm" svg:height="15.674cm" svg:x="10.42cm" svg:y="1.892cm" svg:viewBox="0 0 8299 15675" draw:points="4172,15675 0,11642 8299,0">
            <text:p/>
          </draw:polygon>
          <draw:polygon draw:style-name="gr11" draw:text-style-name="P10" draw:layer="layout" svg:width="9.413cm" svg:height="13.549cm" svg:x="18.719cm" svg:y="1.892cm" svg:viewBox="0 0 9414 13550" draw:points="9414,13550 2817,10373 0,0">
            <text:p/>
          </draw:polygon>
          <draw:polygon draw:style-name="gr12" draw:text-style-name="P11" draw:layer="layout" svg:width="13.54cm" svg:height="15.674cm" svg:x="14.592cm" svg:y="1.892cm" svg:viewBox="0 0 13541 15675" draw:points="13541,13550 0,15675 4127,0">
            <text:p/>
          </draw:polygon>
          <draw:line draw:style-name="gr6" draw:text-style-name="P6" draw:layer="layout" svg:x1="18.719cm" svg:y1="14.42cm" svg:x2="18.719cm" svg:y2="1.892cm">
            <text:p/>
          </draw:line>
        </draw:g>
        <draw:line draw:style-name="gr7" draw:text-style-name="P7" draw:layer="layout" svg:x1="12.43cm" svg:y1="15.442cm" svg:x2="18.719cm" svg:y2="1.892cm">
          <text:p/>
        </draw:line>
        <draw:g>
          <draw:circle draw:style-name="gr13" draw:text-style-name="P12" draw:layer="layout" svg:width="1.222cm" svg:height="1.221cm" svg:x="19.305cm" svg:y="7.487cm">
            <text:p/>
          </draw:circle>
          <draw:line draw:style-name="gr14" draw:text-style-name="P13" draw:layer="layout" svg:x1="19.927cm" svg:y1="8.214cm" svg:x2="18.822cm" svg:y2="9.705cm">
            <text:p/>
          </draw:line>
          <draw:path draw:style-name="gr15" draw:text-style-name="P14" draw:layer="layout" svg:width="0.327cm" svg:height="0.538cm" svg:x="19.756cm" svg:y="7.828cm" svg:viewBox="0 0 328 53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
            <text:p/>
          </draw:path>
        </draw:g>
        <draw:g>
          <draw:line draw:style-name="gr14" draw:text-style-name="P13" draw:layer="layout" svg:x1="14.019cm" svg:y1="7.609cm" svg:x2="15.455cm" svg:y2="8.53cm">
            <text:p/>
          </draw:line>
          <draw:circle draw:style-name="gr13" draw:text-style-name="P12" draw:layer="layout" svg:width="1.222cm" svg:height="1.221cm" svg:x="13.47cm" svg:y="7.027cm">
            <text:p/>
          </draw:circle>
          <draw:path draw:style-name="gr15" draw:text-style-name="P14" draw:layer="layout" svg:width="0.61cm" svg:height="0.728cm" svg:x="13.769cm" svg:y="7.323cm" svg:viewBox="0 0 611 729"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575 708l26 6-2 10h-64l6-35c-13 13-25 23-37 30-11 7-22 10-33 10-9 0-17-2-24-5-8-3-14-8-20-14-5-7-9-15-13-24s-4-21-4-33c0-13 1-26 4-39 3-12 7-24 13-35 5-11 11-21 19-30s16-17 26-24 19-12 30-15 23-6 35-6c10 0 19 1 28 2s16 4 24 8c0-1 1-1 2-2l1-1c1-1 1-1 2-1 2-1 3-3 5-4h12zM569 533c-3-2-6-4-8-5-3-1-6-3-8-4-3 0-6-1-9-1-3-1-7-1-11-1-13 0-24 4-34 11s-19 18-26 30-13 25-17 40c-4 14-5 29-5 44 0 9 1 18 3 24s5 13 8 17 7 8 12 10c4 1 9 2 14 2s10 0 15-2 10-4 15-7c4-3 9-7 13-10s9-8 13-12z">
            <text:p/>
          </draw:path>
        </draw:g>
        <draw:g>
          <draw:line draw:style-name="gr14" draw:text-style-name="P13" draw:layer="layout" svg:x1="18.98cm" svg:y1="16.296cm" svg:x2="17.225cm" svg:y2="15.686cm">
            <text:p/>
          </draw:line>
          <draw:ellipse draw:style-name="gr13" draw:text-style-name="P12" draw:layer="layout" svg:width="1.756cm" svg:height="1.754cm" svg:x="18.102cm" svg:y="15.393cm">
            <text:p/>
          </draw:ellipse>
          <draw:path draw:style-name="gr16" draw:text-style-name="P14" draw:layer="layout" svg:width="0.526cm" svg:height="1.519cm" svg:x="18.727cm" svg:y="15.527cm" svg:viewBox="0 0 527 1520" svg:d="M0 792h527v-39h-527zM350 182c0-3 0-7 1-13s2-12 3-18 2-12 3-18 1-10 2-14l16-93-58-9 3-17h123l-91 512 43 10-3 17h-108l11-59c-21 22-42 39-61 50-20 11-38 17-56 17-15 0-29-3-42-9-12-6-23-14-31-25s-16-24-21-40-7-34-7-54c0-22 2-43 7-64s11-40 20-58 20-35 32-50 27-28 42-39c16-11 33-19 51-25 19-7 38-10 58-10 13 0 24 1 34 3s20 3 29 6zM341 222c-9-6-18-11-27-14-10-3-21-5-34-5-14 0-27 3-39 9s-23 13-33 23-19 22-27 36c-8 13-14 27-20 43-6 15-10 31-13 48-3 16-4 32-4 48s2 30 5 41c4 11 8 21 14 28s12 12 20 16 15 5 23 5c14 0 29-5 46-14s32-22 48-39zM423 1520h-311v-56c26-23 49-45 70-64s41-36 58-52 32-32 45-47c12-15 23-31 32-47 8-16 14-33 18-52s7-40 7-63c0-33-8-58-23-75-15-18-39-26-73-26-7 0-15 0-22 2s-15 2-22 4-13 4-19 7c-6 2-11 4-16 7l-13 62h-25v-98c19-4 38-8 57-11 18-3 39-5 60-5 56 0 98 12 125 35 28 23 42 55 42 98 0 20-2 40-8 57s-13 35-23 51-23 33-37 48c-15 16-32 33-50 49-19 17-39 35-62 54s-46 41-71 64h261z">
            <text:p/>
          </draw:path>
        </draw:g>
        <draw:g>
          <draw:circle draw:style-name="gr13" draw:text-style-name="P12" draw:layer="layout" svg:width="1.222cm" svg:height="1.221cm" svg:x="11.208cm" svg:y="10.831cm">
            <text:p/>
          </draw:circle>
          <draw:line draw:style-name="gr14" draw:text-style-name="P13" draw:layer="layout" svg:x1="12.247cm" svg:y1="11.683cm" svg:x2="13.426cm" svg:y2="12.365cm">
            <text:p/>
          </draw:line>
          <draw:path draw:style-name="gr15" draw:text-style-name="P14" draw:layer="layout" svg:width="0.613cm" svg:height="0.826cm" svg:x="11.508cm" svg:y="11.095cm" svg:viewBox="0 0 614 827" svg:d="M90 26l-45-9 3-17h109l-33 187c-1 5-2 12-4 19s-2 13-3 20-2 13-4 18-1 9-2 11c9-11 18-22 28-32s21-19 32-26c12-7 23-13 36-18s24-6 37-6c12 0 22 1 32 5 9 3 17 7 24 14s12 15 15 25c4 10 6 22 6 36 0 3 0 7-1 12s-1 11-2 17-2 13-4 19-2 12-3 18l-33 194 50 9-3 17h-114l38-221c1-5 2-11 3-17s2-12 3-18 2-11 2-16c1-5 1-9 1-12 0-11-3-20-9-27s-16-11-29-11c-10 0-21 2-32 7s-22 11-32 19c-11 8-20 16-29 26s-16 20-22 30l-42 240h-63zM490 704c5 0 10-1 16-3 5-2 11-4 16-7s10-7 14-11c5-3 9-7 13-11l25-141c-4 0-7-1-10-2s-6-1-9-2c-2 0-5-1-9-1-3 0-6 0-10 0-13 0-24 3-34 10s-19 16-27 28-13 25-17 40-7 30-7 46c0 8 1 15 3 22 1 6 4 12 7 17s7 8 12 11 11 4 17 4zM546 691c-3 4-8 8-13 12s-11 10-17 14-14 8-21 11c-8 3-15 4-22 4-10 0-19-1-27-5s-14-9-19-16-10-14-12-24c-3-9-4-19-4-31 0-13 1-26 4-39s8-24 13-35 13-21 20-30 17-17 26-24c10-6 20-11 31-15 11-3 23-5 35-5 5 0 11 0 17 1s13 1 20 2 14 2 20 3 12 2 17 3l-38 219c-3 16-7 30-13 42-5 11-12 21-21 28-8 7-18 13-30 16s-26 5-41 5c-8 0-16-1-24-2s-15-2-21-4c-7-1-13-3-18-5s-10-4-13-5l4-52h11l8 29c5 5 12 9 21 13 9 3 19 5 32 5 11 0 20-2 28-5 8-4 15-8 20-14 5-5 9-12 11-19 3-7 5-15 7-23z">
            <text:p/>
          </draw:path>
        </draw:g>
        <draw:g>
          <draw:line draw:style-name="gr14" draw:text-style-name="P13" draw:layer="layout" svg:x1="16.326cm" svg:y1="3.385cm" svg:x2="16.632cm" svg:y2="4.789cm">
            <text:p/>
          </draw:line>
          <draw:circle draw:style-name="gr13" draw:text-style-name="P12" draw:layer="layout" svg:width="1.222cm" svg:height="1.221cm" svg:x="15.712cm" svg:y="2.708cm">
            <text:p/>
          </draw:circle>
          <draw:path draw:style-name="gr15" draw:text-style-name="P14" draw:layer="layout" svg:width="0.364cm" svg:height="0.504cm" svg:x="16.143cm" svg:y="3.119cm" svg:viewBox="0 0 365 505" svg:d="M158 310c9 0 17-1 26-4s18-7 27-12c8-5 16-10 24-16s15-12 21-18l41-223c-6-1-11-3-16-4s-9-2-14-3-10-1-15-1c-5-1-11-1-18-1-20 0-39 6-56 17s-32 25-45 44c-12 18-22 39-29 63s-10 48-10 73c0 12 1 24 4 34 2 10 6 19 12 27 5 7 12 13 20 18s17 6 28 6zM250 290c-5 5-11 12-20 19s-19 15-30 21-22 13-34 18-25 7-37 7c-16 0-31-3-44-9s-24-14-33-24c-8-11-15-24-19-38s-7-32-7-49c0-22 2-42 7-62s13-39 22-56 20-33 33-48 28-26 44-37c16-10 33-18 51-24s38-8 58-8c8 0 18 0 29 1s22 2 33 4c12 1 23 2 33 4s21 4 29 6l-64 345c-5 26-12 48-21 67-9 18-21 33-35 45-14 11-31 20-51 25-19 5-42 8-68 8-13 0-27-1-40-3-12-1-24-3-35-6-11-2-21-5-30-8s-16-6-21-9l7-82h17l14 46c9 8 20 15 35 20 14 5 32 8 53 8 19 0 34-2 47-8 13-5 24-12 33-21 8-8 15-19 19-30 5-12 8-24 11-37z">
            <text:p/>
          </draw:path>
        </draw:g>
        <draw:g>
          <draw:g>
            <draw:line draw:style-name="gr14" draw:text-style-name="P13" draw:layer="layout" svg:x1="21.839cm" svg:y1="17.822cm" svg:x2="20.975cm" svg:y2="16.67cm">
              <text:p/>
            </draw:line>
            <draw:circle draw:style-name="gr13" draw:text-style-name="P12" draw:layer="layout" svg:width="1.222cm" svg:height="1.221cm" svg:x="21.325cm" svg:y="17.312cm">
              <text:p/>
            </draw:circle>
          </draw:g>
          <draw:path draw:style-name="gr15" draw:text-style-name="P14" draw:layer="layout" svg:width="0.335cm" svg:height="0.373cm" svg:x="21.766cm" svg:y="17.733cm" svg:viewBox="0 0 336 374" svg:d="M276 339l43 10-3 17h-108l11-59c-22 22-42 39-61 50-20 11-39 17-56 17-15 0-28-3-41-8-12-6-23-14-32-24-9-11-16-24-21-40s-8-34-8-55c0-22 2-43 7-63 5-21 12-41 21-59s20-35 32-50c13-16 27-29 43-40 15-11 32-19 51-26s38-9 58-9c16 0 32 1 46 4s27 7 40 12c1-1 2-1 3-2 1 0 2-1 3-2s2-1 3-3c2-1 5-3 8-6h21zM265 48c-5-3-9-6-14-8-4-2-9-4-13-6s-10-2-15-3-11-1-18-1c-21 0-40 6-57 19s-32 29-43 48c-12 20-21 42-28 67-6 25-9 49-9 73 0 16 2 30 5 41 4 11 8 21 14 28s12 12 20 16 15 5 23 5 17-2 25-5 16-7 24-12 16-10 24-16 14-13 21-20z">
            <text:p/>
          </draw:path>
        </draw:g>
        <draw:g>
          <draw:polygon draw:style-name="gr17" draw:text-style-name="P15" draw:layer="layout" svg:width="1.071cm" svg:height="0.857cm" draw:transform="rotate (1.51372406025468) translate (12.43cm 15.442cm)" svg:viewBox="0 0 1072 858" draw:points="0,0 205,845 236,853 320,856 392,858 511,851 576,842 635,830 736,796 796,771 869,729 917,695 960,655 1009,593 1042,546 1072,481 1072,444">
            <text:p/>
          </draw:polygon>
          <draw:path draw:style-name="gr18" draw:text-style-name="P3" draw:layer="layout" svg:width="0.263cm" svg:height="1.002cm" draw:transform="rotate (0.234397718542838) translate (12.91cm 14.378cm)" svg:viewBox="0 0 264 1003" svg:d="M149 1003c327-777-149-1003-149-1003">
            <text:p/>
          </draw:path>
          <draw:frame draw:style-name="gr3" draw:text-style-name="P3" draw:layer="layout" svg:width="0.9cm" svg:height="0.887cm" svg:x="12.532cm" svg:y="14.538cm">
            <draw:image xlink:href="Pictures/2000000F00000385000003780DECF608.svm" xlink:type="simple" xlink:show="embed" xlink:actuate="onLoad">
              <text:p/>
            </draw:image>
          </draw:frame>
        </draw:g>
        <draw:g>
          <draw:g>
            <draw:line draw:style-name="gr19" draw:text-style-name="P3" draw:layer="layout" svg:x1="10.391cm" svg:y1="13.524cm" svg:x2="11.504cm" svg:y2="14.597cm">
              <text:p/>
            </draw:line>
            <draw:line draw:style-name="gr19" draw:text-style-name="P3" draw:layer="layout" svg:x1="10.391cm" svg:y1="13.524cm" svg:x2="13.338cm" svg:y2="13.205cm">
              <text:p/>
            </draw:line>
            <draw:line draw:style-name="gr19" draw:text-style-name="P3" draw:layer="layout" svg:x1="10.409cm" svg:y1="13.528cm" svg:x2="10.401cm" svg:y2="10.269cm">
              <text:p/>
            </draw:line>
          </draw:g>
          <draw:frame draw:style-name="gr20" draw:text-style-name="P16" draw:layer="layout" svg:width="0.514cm" svg:height="0.988cm" svg:x="10.315cm" svg:y="13.898cm">
            <draw:text-box>
              <text:p>x</text:p>
            </draw:text-box>
          </draw:frame>
          <draw:frame draw:style-name="gr20" draw:text-style-name="P16" draw:layer="layout" svg:width="0.514cm" svg:height="0.988cm" svg:x="12.194cm" svg:y="12.327cm">
            <draw:text-box>
              <text:p>y</text:p>
            </draw:text-box>
          </draw:frame>
          <draw:frame draw:style-name="gr21" draw:text-style-name="P16" draw:layer="layout" svg:width="0.489cm" svg:height="0.988cm" svg:x="9.618cm" svg:y="10.439cm">
            <draw:text-box>
              <text:p>z</text:p>
            </draw:text-box>
          </draw:frame>
        </draw:g>
        <draw:g>
          <draw:polygon draw:style-name="gr17" draw:text-style-name="P15" draw:layer="layout" svg:width="0.864cm" svg:height="1.135cm" draw:transform="skewX (0.00157079632679496) rotate (0.602313124863243) translate (10.2629559720701cm 13.2931482787595cm)" svg:viewBox="0 0 865 1136" draw:points="0,294 173,1136 228,1118 311,1086 370,1059 428,1030 482,996 538,961 595,919 647,865 706,803 758,727 787,665 817,598 837,543 849,480 861,406 865,328 859,239 848,162 830,81 805,0">
            <text:p/>
          </draw:polygon>
          <draw:path draw:style-name="gr18" draw:text-style-name="P3" draw:layer="layout" svg:width="0.403cm" svg:height="1.287cm" draw:transform="rotate (0.234397718542838) translate (10.7568706289201cm 12.8772961891817cm)" svg:viewBox="0 0 404 1288" svg:d="M0 1288c786-629 182-1288 182-1288">
            <text:p/>
          </draw:path>
          <draw:frame draw:style-name="gr3" draw:text-style-name="P3" draw:layer="layout" svg:width="0.849cm" svg:height="0.887cm" draw:transform="rotate (-0.530580092606276) translate (10.812cm 12.882cm)">
            <draw:image xlink:href="Pictures/2000000F0000035200000378E6483A1F.svm" xlink:type="simple" xlink:show="embed" xlink:actuate="onLoad">
              <text:p/>
            </draw:image>
          </draw:frame>
        </draw:g>
        <draw:g>
          <draw:g>
            <draw:polygon draw:style-name="gr17" draw:text-style-name="P15" draw:layer="layout" svg:width="1.247cm" svg:height="1.495cm" svg:x="12.91cm" svg:y="10.04cm" svg:viewBox="0 0 1248 1496" draw:points="0,0 340,1496 377,1496 432,1496 526,1486 649,1463 762,1429 865,1383 975,1316 1080,1224 1164,1117 1214,1032 1248,942">
              <text:p/>
            </draw:polygon>
            <draw:path draw:style-name="gr18" draw:text-style-name="P3" draw:layer="layout" svg:width="1.011cm" svg:height="0.365cm" draw:transform="rotate (0.234397718542838) translate (13.1738286943106cm 11.2170073027347cm)" svg:viewBox="0 0 1012 366" svg:d="M0 328c748 179 1012-328 1012-328">
              <text:p/>
            </draw:path>
          </draw:g>
          <draw:frame draw:style-name="gr22" draw:text-style-name="P17" draw:layer="layout" svg:width="1.522cm" svg:height="1.439cm" draw:transform="rotate (0.44924774946334) translate (12.554cm 10.681cm)">
            <draw:image xlink:href="Pictures/2000000F000003AB00000378662F2AB5.svm" xlink:type="simple" xlink:show="embed" xlink:actuate="onLoad">
              <text:p/>
            </draw:image>
          </draw:frame>
        </draw:g>
        <draw:frame draw:style-name="gr23" draw:text-style-name="P18" draw:layer="layout" svg:width="2.335cm" svg:height="0.988cm" svg:x="12.979cm" svg:y="18.663cm">
          <draw:text-box>
            <text:p>vec_3</text:p>
          </draw:text-box>
        </draw:frame>
        <draw:line draw:style-name="gr24" draw:text-style-name="P19" draw:layer="layout" svg:x1="14.529cm" svg:y1="18.691cm" svg:x2="14.513cm" svg:y2="17.751cm">
          <text:p/>
        </draw:line>
        <draw:frame draw:style-name="gr23" draw:text-style-name="P18" draw:layer="layout" svg:width="2.335cm" svg:height="0.988cm" svg:x="6.912cm" svg:y="13.263cm">
          <draw:text-box>
            <text:p>vec_2</text:p>
          </draw:text-box>
        </draw:frame>
        <draw:line draw:style-name="gr24" draw:text-style-name="P19" draw:layer="layout" svg:x1="9.103cm" svg:y1="13.551cm" svg:x2="10.012cm" svg:y2="13.551cm">
          <text:p/>
        </draw:line>
        <draw:frame draw:style-name="gr25" draw:text-style-name="P18" draw:layer="layout" svg:width="2.424cm" svg:height="0.988cm" svg:x="9.638cm" svg:y="8.609cm">
          <draw:text-box>
            <text:p>vec_G</text:p>
          </draw:text-box>
        </draw:frame>
        <draw:line draw:style-name="gr24" draw:text-style-name="P19" draw:layer="layout" svg:x1="11.758cm" svg:y1="9.468cm" svg:x2="12.713cm" svg:y2="9.952cm">
          <text:p/>
        </draw:line>
        <draw:frame draw:style-name="gr23" draw:text-style-name="P18" draw:layer="layout" svg:width="2.335cm" svg:height="0.988cm" svg:x="19.9cm" svg:y="1.074cm">
          <draw:text-box>
            <text:p>vec_1</text:p>
          </draw:text-box>
        </draw:frame>
        <draw:frame draw:style-name="gr23" draw:text-style-name="P18" draw:layer="layout" svg:width="2.335cm" svg:height="0.988cm" svg:x="26.525cm" svg:y="16.509cm">
          <draw:text-box>
            <text:p>vec_4</text:p>
          </draw:text-box>
        </draw:frame>
        <draw:frame draw:style-name="gr23" draw:text-style-name="P18" draw:layer="layout" svg:width="2.335cm" svg:height="0.988cm" svg:x="22.699cm" svg:y="11.261cm">
          <draw:text-box>
            <text:p>vec_5</text:p>
          </draw:text-box>
        </draw:frame>
        <draw:frame draw:style-name="gr23" draw:text-style-name="P18" draw:layer="layout" svg:width="2.335cm" svg:height="0.988cm" svg:x="19.526cm" svg:y="15.109cm">
          <draw:text-box>
            <text:p>vec_6</text:p>
          </draw:text-box>
        </draw:frame>
        <draw:line draw:style-name="gr24" draw:text-style-name="P19" draw:layer="layout" svg:x1="20cm" svg:y1="1.701cm" svg:x2="18.8cm" svg:y2="1.901cm">
          <text:p/>
        </draw:line>
        <draw:line draw:style-name="gr24" draw:text-style-name="P19" draw:layer="layout" svg:x1="22.692cm" svg:y1="11.97cm" svg:x2="21.673cm" svg:y2="12.323cm">
          <text:p/>
        </draw:line>
        <draw:line draw:style-name="gr24" draw:text-style-name="P19" draw:layer="layout" svg:x1="19.626cm" svg:y1="15.204cm" svg:x2="18.901cm" svg:y2="14.551cm">
          <text:p/>
        </draw:line>
        <draw:line draw:style-name="gr24" draw:text-style-name="P19" draw:layer="layout" svg:x1="27.9cm" svg:y1="16.801cm" svg:x2="28.1cm" svg:y2="15.501cm">
          <text:p/>
        </draw:line>
        <draw:line draw:style-name="gr26" draw:text-style-name="P3" draw:layer="layout" svg:x1="13.8cm" svg:y1="13.9cm" svg:x2="18.72cm" svg:y2="14.427cm">
          <text:p/>
        </draw:line>
        <draw:polygon draw:style-name="gr27" draw:text-style-name="P1" draw:layer="layout" svg:width="0.78cm" svg:height="0.935cm" draw:transform="skewX (-0.00663225115757846) rotate (-1.4456562194269) translate (18.6315438566877cm 13.6462932263501cm)" svg:viewBox="0 0 781 936" draw:points="781,0 553,918 478,926 396,936 294,930 217,924 130,906 43,861 0,805 0,805">
          <text:p/>
        </draw:polygon>
        <draw:frame draw:style-name="gr3" draw:text-style-name="P3" draw:layer="layout" svg:width="0.614cm" svg:height="0.74cm" svg:x="17.669cm" svg:y="13.662cm">
          <draw:image xlink:href="Pictures/2000000F0000035F0000037788D43B6A.svm" xlink:type="simple" xlink:show="embed" xlink:actuate="onLoad">
            <text:p/>
          </draw:image>
        </draw:frame>
        <draw:custom-shape draw:style-name="gr28" draw:text-style-name="P15" draw:layer="layout" svg:width="3.162cm" svg:height="1.642cm" svg:x="6.571cm" svg:y="0.928cm">
          <text:p/>
          <draw:enhanced-geometry svg:viewBox="0 0 21600 21600" draw:mirror-horizontal="false" draw:mirror-vertical="false" draw:type="rectangle" draw:enhanced-path="M 0 0 L 21600 0 21600 21600 0 21600 0 0 Z N"/>
        </draw:custom-shape>
        <draw:g>
          <draw:polygon draw:style-name="gr29" draw:text-style-name="P20" draw:layer="layout" svg:width="0.197cm" svg:height="0.261cm" svg:x="6.714cm" svg:y="2.085cm" svg:viewBox="0 0 198 262" draw:points="0,0 47,0 164,219 164,0 198,0 198,262 151,262 35,43 35,262 0,262">
            <text:p/>
          </draw:polygon>
          <draw:path draw:style-name="gr29" draw:text-style-name="P20" draw:layer="layout" svg:width="0.18cm" svg:height="0.205cm" svg:x="6.967cm" svg:y="2.146cm" svg:viewBox="0 0 181 206" svg:d="M90 27h-3l-3 1h-3l-3 1h-3l-3 1-3 1-2 2-3 1-2 1-2 1-3 3-2 2-2 2-2 3-2 1-2 3-1 3-3 6-3 6-2 7-2 6-1 9-1 7v9 9l1 8 1 8 2 7 2 7 3 6 3 5 1 3 2 3 2 3 2 2 2 1 2 3 3 2 2 1 2 1 2 2 3 1 3 1 3 1 3 1 3 1h2 4 3 4 2 4l3-1 2-1 3-1 3-1 2-1 3-2 2-1 3-1 2-2 2-3 2-1 2-2 2-3 2-3 1-3 4-5 2-7 2-7 2-6 1-8 1-8v-9-8l-1-8-1-7-2-8-2-7-2-6-4-6-3-5-2-2-2-3-2-2-2-2-2-2-3-2-2-1-3-1-2-2-3-1-3-1h-2l-3-1h-4l-2-1zM90 0l10 1 10 1h5l4 2 4 1 5 2 3 2 5 2 4 2 3 3 4 2 3 3 3 3 3 3 3 4 3 4 2 4 3 3 2 5 2 4 4 9 2 10 2 10 1 12 1 11-1 12-1 11-2 10-2 11-4 9-2 3-2 5-3 4-2 3-3 5-3 3-3 3-3 3-3 4-4 2-3 2-4 2-5 3-3 1-5 2-4 2-4 1-5 1-10 1h-10-10l-10-1-4-1-5-1-4-2-5-2-4-1-3-3-4-2-4-2-4-2-3-4-3-3-3-3-3-3-3-5-2-3-3-4-1-5-2-3-4-9-2-11-3-10v-11l-1-12 1-11v-12l3-10 2-10 4-9 2-4 1-5 3-3 2-4 3-4 3-4 3-3 3-3 3-3 4-2 4-3 4-2 3-2 4-2 5-2 4-1 5-2h4l10-1z">
            <text:p/>
          </draw:path>
          <draw:polygon draw:style-name="gr29" draw:text-style-name="P20" draw:layer="layout" svg:width="0.115cm" svg:height="0.2cm" svg:x="7.2cm" svg:y="2.146cm" svg:viewBox="0 0 116 201" draw:points="116,35 114,34 112,33 111,33 109,32 108,32 106,31 105,30 103,30 102,30 100,30 96,29 93,29 89,29 83,29 76,30 74,30 71,31 68,32 65,33 63,35 60,36 58,37 55,39 53,41 51,43 49,45 47,47 46,49 43,52 42,54 41,57 38,63 36,69 35,75 33,82 33,89 33,98 33,201 0,201 0,5 33,5 33,35 35,31 38,27 41,23 44,19 47,16 51,13 55,11 59,9 63,7 68,5 72,4 77,2 82,1 88,1 93,0 99,0 100,0 102,0 104,0 106,1 115,2">
            <text:p/>
          </draw:polygon>
          <draw:path draw:style-name="gr29" draw:text-style-name="P20" draw:layer="layout" svg:width="0.175cm" svg:height="0.278cm" svg:x="7.348cm" svg:y="2.074cm" svg:viewBox="0 0 176 279" svg:d="M142 175v-9l-1-8-1-7-1-8-3-7-2-6-3-6-1-2-2-3-3-2-2-2-1-3-3-1-2-2-1-3-3-1-3-1-2-1-3-1-2-1-3-1h-4l-2-1h-4-2-4-3l-3 1h-3l-3 1-2 1-3 1-3 1-2 1-2 1-3 3-2 2-2 1-2 3-2 2-2 2-1 3-3 2-2 6-3 6-2 7-1 8-2 7v8 9 9 8l2 7 1 8 2 7 3 6 2 6 3 3 1 1 2 4 2 1 2 3 2 2 2 1 3 3 2 1 2 1 3 2h3l2 1 3 1 3 1h3 3 4 2 4 2l4-1 3-1 2-1h3l2-2 3-1 3-1 1-3 2-1 3-2 1-3 2-1 3-4 2-1 1-3 3-6 2-6 3-7 1-8 1-7 1-8zM33 106l2-3 3-4 3-5 3-3 3-3 4-2 3-3 4-3 5-2 3-1 5-2 4-1h5l5-2h5 5 5 4 4l4 2 4 1 4 1 4 1 4 1 3 3 4 2 4 3 2 2 4 3 2 3 4 3 2 3 6 8 4 8 4 8 3 9 2 9 3 11v11l1 11-1 12v11l-3 9-2 10-3 9-4 9-4 7-6 8-2 3-4 4-2 2-4 4-2 2-4 3-4 1-3 2-4 2-4 1-4 1-4 2h-4-4l-4 2h-5-5l-5-2h-5l-5-1-4-1-5-1-3-2-5-2-4-2-3-3-4-3-3-3-3-3-3-4-3-4-2-4v30h-33v-274h33z">
            <text:p/>
          </draw:path>
          <draw:path draw:style-name="gr29" draw:text-style-name="P20" draw:layer="layout" svg:width="0.181cm" svg:height="0.205cm" svg:x="7.563cm" svg:y="2.146cm" svg:viewBox="0 0 182 206" svg:d="M182 95v16h-148l1 8 1 7 1 8 3 6 3 7 1 3 2 2 1 2 2 3 3 2 2 3 3 2 1 1 3 3 3 1 2 2 3 1 3 2 3 1 6 1 8 2 7 1h8 9 4l5-1 5-1 4-1h5l4-1 8-4 10-2 7-4 10-4v31l-10 3-8 3-9 2-9 3-9 1-9 2h-10-9-12l-10-1-11-2-9-4-5-1-4-2-4-3-5-1-3-3-4-4-4-3-4-3-3-3-3-5-3-3-2-4-3-4-2-4-2-5-2-4-3-10-2-10-1-11-1-11 1-12v-11l3-11 3-9 3-10 2-4 3-4 2-4 2-4 4-4 3-3 3-4 4-3 3-3 4-3 4-3 4-2 4-2 5-2 4-2 5-1 9-2 11-1 10-1 10 1h10l3 1 4 2 5 1 3 1 5 2 3 2 4 2 4 2 3 3 3 2 3 4 3 3 3 3 2 4 3 3 2 4 2 3 2 4 3 9 3 8 2 10 1 10zM150 86v-6l-2-6-1-7-1-5-2-5-2-3-1-2-1-3-1-2-3-1-1-3-2-2-2-1-2-2-2-2-2-1-2-1-2-1-3-2-2-1h-3l-2-1h-3l-5-1-7-1-6 1-6 1-6 1-6 1-2 1-3 1-3 2-1 1-3 1-2 3-2 1-2 2-2 2-3 2-2 2-1 2-1 3-2 2-2 5-2 5-3 6-1 6v8z">
            <text:p/>
          </draw:path>
          <draw:polygon draw:style-name="gr29" draw:text-style-name="P20" draw:layer="layout" svg:width="0.115cm" svg:height="0.2cm" svg:x="7.796cm" svg:y="2.146cm" svg:viewBox="0 0 116 201" draw:points="116,35 114,34 112,33 111,33 109,32 108,32 106,31 105,30 103,30 102,30 100,30 96,29 93,29 89,29 83,29 76,30 74,30 71,31 68,32 65,33 63,35 60,36 58,37 55,39 53,41 51,43 49,45 47,47 46,49 43,52 42,54 41,57 38,63 36,69 35,75 33,82 33,89 33,98 33,201 0,201 0,5 33,5 33,35 35,31 38,27 41,23 44,19 47,16 51,13 55,11 59,9 63,7 68,5 72,4 77,2 82,1 88,1 93,0 99,0 100,0 102,0 104,0 106,1 115,2">
            <text:p/>
          </draw:polygon>
          <draw:polygon draw:style-name="gr29" draw:text-style-name="P20" draw:layer="layout" svg:width="0.122cm" svg:height="0.251cm" svg:x="7.922cm" svg:y="2.094cm" svg:viewBox="0 0 123 252" draw:points="57,0 57,57 123,57 123,81 57,81 57,188 57,193 57,199 57,204 58,207 58,211 59,213 60,215 60,216 61,217 62,218 63,218 64,220 64,221 66,221 67,222 68,223 69,223 71,223 72,224 76,224 80,226 85,226 89,226 123,226 123,252 89,252 81,252 72,252 64,251 58,249 52,247 49,246 46,245 44,244 42,241 40,240 38,239 36,237 35,235 33,233 32,230 30,228 29,226 29,222 27,219 26,212 24,205 24,197 24,188 24,81 0,81 0,57 24,57 24,0">
            <text:p/>
          </draw:polygon>
          <draw:path draw:style-name="gr29" draw:text-style-name="P20" draw:layer="layout" svg:width="0.203cm" svg:height="0.261cm" svg:x="8.204cm" svg:y="2.085cm" svg:viewBox="0 0 204 262" svg:d="M124 139l3 1 3 2 3 1 3 2 3 2 2 3 3 3 3 3 3 3 2 4 2 3 4 5 5 9 5 11 36 71h-38l-33-67-4-6-3-7-3-4-4-5-2-4-4-4-2-3-2-1-2-1-3-2-4-2-3-2-4-1h-5l-4-1-4-1h-6-39v111h-35v-262h80 11l10 1 10 1 8 3 8 2 4 2 3 2 4 1 3 2 3 2 3 3 3 2 2 3 2 3 3 2 2 4 1 2 2 4 2 3 1 4 1 3 2 9 1 8v9 6l-1 7v5l-2 6-1 4-2 5-3 5-2 4-4 4-3 3-4 4-4 2-4 3-5 3-4 2zM35 29v93h45 6 6l6-1 5-2 4-2h2l2-1 2-1 3-2 1-1 2-1 1-2 2-2 1-2 1-1 1-2 2-2 1-2v-3l1-1 1-3 1-5v-5-6-5-6l-1-4-1-2-1-2v-3l-1-2-2-2-1-2-1-1-1-2-2-2-1-1-2-1-1-2-3-2h-2l-2-1-2-1-4-2-5-2h-6l-6-1h-6z">
            <text:p/>
          </draw:path>
          <draw:path draw:style-name="gr29" draw:text-style-name="P20" draw:layer="layout" svg:width="0.181cm" svg:height="0.205cm" svg:x="8.421cm" svg:y="2.146cm" svg:viewBox="0 0 182 206" svg:d="M182 95v16h-148l1 8 1 7 1 8 3 6 3 7 1 3 2 2 1 2 2 3 3 2 2 3 3 2 1 1 3 3 3 1 2 2 3 1 3 2 3 1 6 1 8 2 7 1h8 9 4l5-1 5-1 4-1h5l4-1 8-4 10-2 7-4 10-4v31l-10 3-8 3-9 2-9 3-9 1-9 2h-10-9-12l-10-1-11-2-9-4-5-1-4-2-4-3-5-1-3-3-4-4-4-3-4-3-3-3-3-5-3-3-2-4-3-4-2-4-2-5-2-4-3-10-2-10-1-11-1-11 1-12v-11l3-11 3-9 3-10 2-4 3-4 2-4 2-4 4-4 3-3 3-4 4-3 3-3 4-3 4-3 4-2 4-2 5-2 4-2 5-1 9-2 11-1 10-1 10 1h10l3 1 4 2 5 1 3 1 5 2 3 2 4 2 4 2 3 3 3 2 3 4 3 3 3 3 2 4 3 3 2 4 2 3 2 4 3 9 3 8 2 10 1 10zM150 86v-6l-2-6-1-7-1-5-2-5-2-3-1-2-1-3-1-2-3-1-1-3-2-2-2-1-2-2-2-2-2-1-2-1-2-1-3-2-2-1h-3l-2-1h-3l-5-1-7-1-6 1-6 1-6 1-6 1-2 1-3 1-3 2-1 1-3 1-2 3-2 1-2 2-2 2-3 2-2 2-1 2-1 3-2 2-2 5-2 5-3 6-1 6v8z">
            <text:p/>
          </draw:path>
          <draw:polygon draw:style-name="gr29" draw:text-style-name="P20" draw:layer="layout" svg:width="0.149cm" svg:height="0.205cm" svg:x="8.641cm" svg:y="2.146cm" svg:viewBox="0 0 150 206" draw:points="140,11 140,41 133,38 125,35 119,33 111,30 104,29 96,28 88,27 81,27 75,27 69,28 64,28 60,29 56,30 52,31 47,33 46,33 45,35 43,35 42,36 41,37 40,39 38,40 37,41 36,42 36,43 35,45 35,47 34,48 33,49 33,52 33,53 33,55 33,57 33,58 33,59 33,60 33,62 33,63 34,64 35,65 35,66 35,68 36,69 36,70 37,71 38,72 40,72 40,74 41,74 42,75 43,76 47,77 50,78 54,81 59,82 64,83 76,86 87,89 95,91 103,93 110,95 116,98 122,100 127,103 131,106 134,108 136,110 138,111 139,113 140,116 142,117 143,119 145,122 146,123 147,125 147,128 148,130 150,136 150,141 150,147 150,151 150,154 150,157 148,160 148,163 147,166 146,169 145,171 143,175 142,177 140,179 138,182 136,184 134,187 131,189 128,191 125,193 123,194 117,198 110,200 103,203 95,204 87,206 78,206 69,206 61,206 53,206 45,205 36,204 27,201 18,199 10,197 0,194 0,161 9,165 18,169 27,172 35,175 44,177 48,178 52,179 57,179 61,179 65,179 70,179 75,179 80,179 86,179 89,178 94,176 98,175 102,174 103,172 105,171 106,170 108,170 109,168 110,168 111,166 112,165 113,164 114,162 115,161 116,159 116,158 116,156 117,154 117,153 117,151 117,150 117,147 117,143 116,142 116,140 116,139 115,138 114,136 113,136 113,134 112,133 111,133 110,131 109,130 108,130 107,128 106,128 103,126 99,124 94,123 89,121 83,119 69,116 58,113 51,111 44,110 38,107 32,105 27,103 23,100 18,97 16,95 15,94 13,92 12,90 10,89 9,87 7,85 7,83 5,81 5,78 4,74 2,69 1,64 1,58 2,51 2,48 2,45 4,42 4,39 5,36 6,33 7,30 9,29 11,26 12,24 14,21 16,19 18,17 21,15 24,13 27,12 29,10 32,9 38,6 45,4 52,2 60,1 68,0 77,0 86,0 94,1 103,1 111,2 118,4 125,6 133,8">
            <text:p/>
          </draw:polygon>
          <draw:polygon draw:style-name="gr29" draw:text-style-name="P20" draw:layer="layout" svg:width="0.155cm" svg:height="0.205cm" svg:x="8.827cm" svg:y="2.146cm" svg:viewBox="0 0 156 206" draw:points="156,12 156,43 148,39 142,36 135,33 131,32 128,31 124,30 121,29 117,29 114,29 111,28 107,28 104,27 100,27 92,28 86,29 82,29 78,30 75,31 72,33 69,34 66,35 64,36 61,39 58,41 56,43 54,45 52,47 49,50 47,52 46,56 44,58 42,61 41,64 39,71 36,78 35,86 35,94 34,103 35,112 35,120 36,128 39,135 41,142 42,145 44,148 46,151 47,154 49,157 52,159 54,162 56,164 58,166 61,168 64,170 66,171 69,173 72,175 75,175 78,176 82,177 86,178 92,179 100,179 104,179 107,179 111,179 114,179 117,178 121,177 124,176 128,175 131,175 135,173 142,170 148,168 156,164 156,194 148,197 142,199 134,201 128,204 120,205 113,206 105,206 96,206 86,206 75,205 66,203 61,201 57,199 52,198 48,195 44,193 40,191 36,188 33,185 29,182 27,179 23,175 19,171 17,168 15,164 12,159 10,154 7,146 4,136 1,125 1,115 0,103 1,92 1,81 4,70 7,60 8,56 10,51 12,47 15,43 18,39 20,35 23,31 27,28 30,24 33,21 36,18 41,16 45,13 49,11 53,9 58,7 63,5 67,4 77,2 88,1 99,0 106,0 113,1 121,2 128,4 135,5 142,7 148,10">
            <text:p/>
          </draw:polygon>
          <draw:polygon draw:style-name="gr29" draw:text-style-name="P20" draw:layer="layout" svg:width="0.163cm" svg:height="0.273cm" svg:x="9.037cm" svg:y="2.074cm" svg:viewBox="0 0 164 274" draw:points="164,154 164,274 133,274 133,156 133,148 131,142 131,136 130,131 128,126 126,122 125,119 124,117 123,116 122,114 120,112 119,111 117,109 116,108 113,106 112,105 110,105 108,103 106,103 104,102 101,101 99,101 94,100 89,100 82,100 77,101 71,103 68,103 65,104 63,105 60,106 58,108 56,109 54,111 52,113 49,115 47,117 46,119 44,121 42,123 41,125 40,128 38,131 36,136 35,142 33,148 33,156 33,162 33,274 0,274 0,0 33,0 33,107 35,103 39,99 41,95 45,92 49,88 52,86 56,83 60,81 64,78 68,77 72,75 77,74 81,74 86,72 91,72 95,72 104,72 112,74 116,74 119,75 122,76 125,77 129,78 131,80 134,81 138,83 140,86 142,88 145,90 147,93 150,95 151,99 153,101 154,105 158,111 160,119 162,127 164,136 164,145">
            <text:p/>
          </draw:polygon>
          <draw:polygon draw:style-name="gr29" draw:text-style-name="P20" draw:layer="layout" svg:width="0.174cm" svg:height="0.273cm" svg:x="9.265cm" svg:y="2.074cm" svg:viewBox="0 0 175 274" draw:points="0,0 33,0 33,162 129,77 170,77 66,168 175,274 133,274 33,177 33,274 0,274">
            <text:p/>
          </draw:polygon>
          <draw:path draw:style-name="gr29" draw:text-style-name="P20" draw:layer="layout" svg:width="0.181cm" svg:height="0.205cm" svg:x="9.446cm" svg:y="2.146cm" svg:viewBox="0 0 182 206" svg:d="M182 95v16h-148l1 8 1 7 1 8 3 6 3 7 1 3 2 2 1 2 2 3 3 2 2 3 3 2 1 1 3 3 3 1 2 2 3 1 3 2 3 1 6 1 8 2 7 1h8 9 4l5-1 5-1 4-1h5l4-1 8-4 10-2 7-4 10-4v31l-10 3-8 3-9 2-9 3-9 1-9 2h-10-9-12l-10-1-11-2-9-4-5-1-4-2-4-3-5-1-3-3-4-4-4-3-4-3-3-3-3-5-3-3-2-4-3-4-2-4-2-5-2-4-3-10-2-10-1-11-1-11 1-12v-11l3-11 3-9 3-10 2-4 3-4 2-4 2-4 4-4 3-3 3-4 4-3 3-3 4-3 4-3 4-2 4-2 5-2 4-2 5-1 9-2 11-1 10-1 10 1h10l3 1 4 2 5 1 3 1 5 2 3 2 4 2 4 2 3 3 3 2 3 4 3 3 3 3 2 4 3 3 2 4 2 3 2 4 3 9 3 8 2 10 1 10zM150 86v-6l-2-6-1-7-1-5-2-5-2-3-1-2-1-3-1-2-3-1-1-3-2-2-2-1-2-2-2-2-2-1-2-1-2-1-3-2-2-1h-3l-2-1h-3l-5-1-7-1-6 1-6 1-6 1-6 1-2 1-3 1-3 2-1 1-3 1-2 3-2 1-2 2-2 2-3 2-2 2-1 2-1 3-2 2-2 5-2 5-3 6-1 6v8z">
            <text:p/>
          </draw:path>
        </draw:g>
        <draw:polygon draw:style-name="gr30" draw:text-style-name="P21" draw:layer="layout" svg:width="2.793cm" svg:height="0.957cm" svg:x="6.755cm" svg:y="1.611cm" svg:viewBox="0 0 2794 958" draw:points="1397,958 0,958 0,0 2794,0 2794,958">
          <text:p/>
        </draw:polygon>
        <draw:polygon draw:style-name="gr30" draw:text-style-name="P21" draw:layer="layout" svg:width="2.793cm" svg:height="0.957cm" svg:x="6.757cm" svg:y="1.612cm" svg:viewBox="0 0 2794 958" draw:points="1397,958 0,958 0,0 2794,0 2794,958">
          <text:p/>
        </draw:polygon>
        <draw:polygon draw:style-name="gr30" draw:text-style-name="P21" draw:layer="layout" svg:width="2.849cm" svg:height="0.936cm" svg:x="6.761cm" svg:y="1.069cm" svg:viewBox="0 0 2850 937" draw:points="1425,937 0,937 0,0 2850,0 2850,937">
          <text:p/>
        </draw:polygon>
        <draw:path draw:style-name="gr31" draw:text-style-name="P22" draw:layer="layout" svg:width="2.909cm" svg:height="1.003cm" svg:x="6.715cm" svg:y="1.05cm" svg:viewBox="0 0 2910 1004" svg:d="M2855 0h-2801-6l-5 1-5 1-5 2-4 3-5 2-4 3-4 4-3 4-4 4-2 5-3 4-2 5-1 6-1 5v6 938 1 1l1 1v1l1 1v1l1 1h1v1l1 1h1l1 1h1l1 1h1 1 2888 1 1l1-1h1l1-1h1l1-1v-1h1l1-1v-1l1-1v-1l1-1v-1-1-938-6l-1-5-1-6-2-5-2-4-3-5-3-4-3-4-4-4-4-3-5-2-5-3-5-2-5-1-6-1zM54 24h2801 3l3 1 3 1 3 1 3 1 3 1 2 2 3 2 2 2 2 2 1 3 2 3 1 3 1 3v3 3 650h-2004l-15 24-16 23-18 22-18 20-21 20-21 17-23 17-24 16-25 13-26 12-26 10-28 9-28 7-29 5-29 3-31 1-29-1-30-3-29-5-28-7-28-9-27-10-25-12-25-13-24-16-22-17-22-17-20-20-19-20-18-22-15-23-15-24h-104v-650-3l1-3v-3l1-3 1-3 1-3 2-2 2-2 2-2 1-2 3-1 2-1 3-1 3-1 3-1z">
          <text:p/>
        </draw:path>
        <draw:polygon draw:style-name="gr30" draw:text-style-name="P21" draw:layer="layout" svg:width="0.135cm" svg:height="0.161cm" svg:x="7.829cm" svg:y="1.84cm" svg:viewBox="0 0 136 162" draw:points="68,162 0,162 0,0 136,0 136,162">
          <text:p/>
        </draw:polygon>
        <draw:g>
          <draw:path draw:style-name="gr32" draw:text-style-name="P23" draw:layer="layout" svg:width="0.133cm" svg:height="0.157cm" svg:x="7.838cm" svg:y="1.84cm" svg:viewBox="0 0 134 158" svg:d="M75 0c6 0 16 0 20 2 7 0 12 4 16 6 6 4 9 7 11 11 2 7 4 13 4 19 0 9-2 15-6 20-3 6-9 10-17 13 12 2 17 8 23 16 6 7 8 15 8 26 0 7-2 13-6 21-2 5-8 8-11 13-6 3-12 5-19 7-6 4-13 4-21 4h-77v-158zM71 64c6 0 10-2 14-6 6-1 7-5 7-13 0-4 0-7-1-9-2-2-4-4-6-6-4-2-6-2-8-2-4-2-6-2-9-2h-34v38zM73 132c2 0 6-2 8-2 4 0 8-2 10-4 3-2 3-4 7-6 0-2 0-5 0-9 0-9-3-16-6-19-5-3-11-3-19-3h-39v43z">
            <text:p/>
          </draw:path>
          <draw:polygon draw:style-name="gr32" draw:text-style-name="P23" draw:layer="layout" svg:width="0.151cm" svg:height="0.157cm" svg:x="7.976cm" svg:y="1.84cm" svg:viewBox="0 0 152 158" draw:points="0,0 39,0 77,62 115,0 152,0 94,98 94,158 60,158 60,95">
            <text:p/>
          </draw:polygon>
        </draw:g>
        <draw:polygon draw:style-name="gr30" draw:text-style-name="P21" draw:layer="layout" svg:width="0.155cm" svg:height="0.161cm" svg:x="7.968cm" svg:y="1.84cm" svg:viewBox="0 0 156 162" draw:points="78,162 0,162 0,0 156,0 156,162">
          <text:p/>
        </draw:polygon>
        <draw:polygon draw:style-name="gr30" draw:text-style-name="P21" draw:layer="layout" svg:width="0.136cm" svg:height="0.17cm" svg:x="9.061cm" svg:y="1.835cm" svg:viewBox="0 0 137 171" draw:points="69,171 0,171 0,0 137,0 137,171">
          <text:p/>
        </draw:polygon>
        <draw:g>
          <draw:path draw:style-name="gr32" draw:text-style-name="P23" draw:layer="layout" svg:width="0.135cm" svg:height="0.166cm" svg:x="9.088cm" svg:y="1.836cm" svg:viewBox="0 0 136 167" svg:d="M38 124c1 2 5 6 7 8 4 2 8 5 12 5 5 2 9 2 12 2 4 0 8 0 10 0 6-2 8-2 12-3 1-2 4-4 7-8 2-2 4-4 4-10 0-4-2-7-4-9-4-4-7-6-11-7-6-2-10-4-16-4-5-3-11-4-16-6-8 0-14-2-19-5-4-2-12-4-15-8-5-4-8-8-9-13-2-6-4-11-4-19s2-15 5-21c2-5 6-11 11-14 8-4 14-8 21-10 5-2 15-2 21-2 7 0 15 0 25 2 7 2 12 6 20 10 6 3 9 9 13 14 4 8 6 15 6 24h-35c0-5-1-9-3-11-1-3-3-5-5-7-4-2-8-2-12-4s-6-2-11-2c-2 0-4 0-7 0-4 2-7 4-10 6-2 0-4 2-4 4-2 3-2 5-2 9 0 2 0 5 0 8 2 0 4 4 8 5 4 2 9 2 15 4 5 2 13 4 25 7 2 0 6 0 11 2s11 4 17 8c3 4 9 8 11 15 6 4 8 11 8 20 0 8-2 16-6 22-2 4-6 11-12 14-5 6-13 10-20 12-9 3-19 5-29 5-9 0-19-2-26-3-7-2-17-8-22-12-6-5-11-12-13-16-6-8-8-18-8-25h36c0 3 0 7 2 13z">
            <text:p/>
          </draw:path>
          <draw:path draw:style-name="gr32" draw:text-style-name="P23" draw:layer="layout" svg:width="0.153cm" svg:height="0.157cm" svg:x="9.226cm" svg:y="1.84cm" svg:viewBox="0 0 154 158" svg:d="M95 0l59 158h-36l-11-36h-60l-13 36h-34l60-158zM98 95l-19-57h-2l-20 57z">
            <text:p/>
          </draw:path>
        </draw:g>
        <draw:polygon draw:style-name="gr30" draw:text-style-name="P21" draw:layer="layout" svg:width="0.157cm" svg:height="0.161cm" svg:x="9.199cm" svg:y="1.84cm" svg:viewBox="0 0 158 162" draw:points="79,162 0,162 0,0 158,0 158,162">
          <text:p/>
        </draw:polygon>
        <draw:polygon draw:style-name="gr30" draw:text-style-name="P21" draw:layer="layout" svg:width="0.136cm" svg:height="0.161cm" svg:x="8.445cm" svg:y="1.84cm" svg:viewBox="0 0 137 162" draw:points="69,162 0,162 0,0 137,0 137,162">
          <text:p/>
        </draw:polygon>
        <draw:g>
          <draw:polygon draw:style-name="gr32" draw:text-style-name="P23" draw:layer="layout" svg:width="0.133cm" svg:height="0.157cm" svg:x="8.456cm" svg:y="1.84cm" svg:viewBox="0 0 134 158" draw:points="36,0 102,107 102,0 134,0 134,158 100,158 34,53 32,53 32,158 0,158 0,0">
            <text:p/>
          </draw:polygon>
          <draw:path draw:style-name="gr32" draw:text-style-name="P23" draw:layer="layout" svg:width="0.147cm" svg:height="0.166cm" svg:x="8.613cm" svg:y="1.836cm" svg:viewBox="0 0 148 167" svg:d="M109 45c-2-4-4-6-7-7-2-4-8-6-11-6-4-2-8-2-12-2-10 0-15 0-21 4-5 2-9 5-13 11-4 5-6 12-7 19-2 5-2 11-2 19 0 7 0 12 2 20 1 6 3 11 7 17 4 4 8 8 13 12 6 4 11 5 21 5 12 0 19-3 24-11 6-6 10-13 12-24h33c-1 9-3 18-7 26-4 9-7 14-13 20-8 6-13 10-23 14-7 2-16 5-26 5-13 0-22-3-32-7-11-6-19-12-24-18-8-6-13-16-17-26-4-11-6-22-6-33 0-12 2-23 6-33 4-9 9-18 17-26 5-8 13-12 24-18 10-4 19-6 32-6 10 0 16 0 24 4 8 2 15 6 21 11 8 4 12 9 15 17 3 7 6 15 8 25h-34c0-4-2-8-4-12z">
            <text:p/>
          </draw:path>
        </draw:g>
        <draw:polygon draw:style-name="gr30" draw:text-style-name="P21" draw:layer="layout" svg:width="0.149cm" svg:height="0.17cm" svg:x="8.603cm" svg:y="1.835cm" svg:viewBox="0 0 150 171" draw:points="75,171 0,171 0,0 150,0 150,171">
          <text:p/>
        </draw:polygon>
        <draw:g>
          <draw:path draw:style-name="gr33" draw:text-style-name="P24" draw:layer="layout" svg:width="0.556cm" svg:height="0.552cm" svg:x="8.954cm" svg:y="1.14cm" svg:viewBox="0 0 557 553" svg:d="M474 80c-52-54-118-80-195-80-78 0-144 26-197 80-54 55-82 121-82 195 0 78 28 143 82 197 55 55 121 81 197 81 75 0 141-26 197-83 52-52 81-116 81-195 0-77-29-142-83-195z">
            <text:p/>
          </draw:path>
          <draw:polygon draw:style-name="gr30" draw:text-style-name="P21" draw:layer="layout" svg:width="0.558cm" svg:height="0.556cm" svg:x="8.954cm" svg:y="1.138cm" svg:viewBox="0 0 559 557" draw:points="279,557 0,557 0,0 559,0 559,557">
            <text:p/>
          </draw:polygon>
          <draw:path draw:style-name="gr32" draw:text-style-name="P23" draw:layer="layout" svg:width="0.492cm" svg:height="0.492cm" svg:x="8.987cm" svg:y="1.169cm" svg:viewBox="0 0 493 493" svg:d="M493 246c0 137-110 247-245 247-137 0-248-110-248-247 0-135 111-246 246-246 137 0 247 111 247 246z">
            <text:p/>
          </draw:path>
          <draw:polygon draw:style-name="gr30" draw:text-style-name="P21" draw:layer="layout" svg:width="0.493cm" svg:height="0.493cm" svg:x="8.987cm" svg:y="1.169cm" svg:viewBox="0 0 494 494" draw:points="248,494 0,494 0,0 494,0 494,494">
            <text:p/>
          </draw:polygon>
          <draw:path draw:style-name="gr34" draw:text-style-name="P25" draw:layer="layout" svg:width="0.284cm" svg:height="0.297cm" svg:x="9.085cm" svg:y="1.269cm" svg:viewBox="0 0 285 298" svg:d="M21 106c13-69 60-106 121-106 88 0 143 64 143 150 0 85-58 148-143 148-59 0-114-35-123-108h69c4 37 28 50 62 50 40 0 64-36 64-92 0-58-21-90-62-90-30 0-58 11-64 48h21l-54 57-55-57z">
            <text:p/>
          </draw:path>
          <draw:polygon draw:style-name="gr30" draw:text-style-name="P21" draw:layer="layout" svg:width="0.288cm" svg:height="0.299cm" svg:x="9.084cm" svg:y="1.269cm" svg:viewBox="0 0 289 300" draw:points="145,300 0,300 0,0 289,0 289,300">
            <text:p/>
          </draw:polygon>
        </draw:g>
        <draw:path draw:style-name="gr33" draw:text-style-name="P24" draw:layer="layout" svg:width="0.556cm" svg:height="0.552cm" svg:x="8.329cm" svg:y="1.14cm" svg:viewBox="0 0 557 553" svg:d="M474 80c-52-54-118-80-195-80-78 0-144 26-197 80-54 55-82 121-82 195 0 78 28 143 82 197 55 55 121 81 197 81 75 0 141-26 197-83 55-52 81-116 81-195 0-77-26-142-83-195z">
          <text:p/>
        </draw:path>
        <draw:polygon draw:style-name="gr30" draw:text-style-name="P21" draw:layer="layout" svg:width="0.558cm" svg:height="0.556cm" svg:x="8.329cm" svg:y="1.138cm" svg:viewBox="0 0 559 557" draw:points="279,557 0,557 0,0 559,0 559,557">
          <text:p/>
        </draw:polygon>
        <draw:path draw:style-name="gr32" draw:text-style-name="P23" draw:layer="layout" svg:width="0.492cm" svg:height="0.492cm" svg:x="8.361cm" svg:y="1.169cm" svg:viewBox="0 0 493 493" svg:d="M493 246c0 137-110 247-245 247-137 0-248-110-248-247 0-135 111-246 246-246 137 0 247 111 247 246z">
          <text:p/>
        </draw:path>
        <draw:path draw:style-name="gr34" draw:text-style-name="P25" draw:layer="layout" svg:width="0.288cm" svg:height="0.406cm" svg:x="8.433cm" svg:y="1.205cm" svg:viewBox="0 0 289 407" svg:d="M178 365c19 0 32-5 43-12 9-10 16-23 19-40l49 4c-2 11-7 24-12 36-5 11-12 20-22 28-7 9-20 15-31 19-16 6-29 7-46 7-22 0-39-4-56-11-16-6-28-17-39-31-12-12-19-27-25-46-8-19-9-37-13-58h-45l12-38h31c0-2 0-3-2-7 0-4 0-8 0-15 0-4 0-9 0-14 2-5 2-7 2-11h-43l12-34h33c4-24 5-42 13-61 8-17 15-32 26-46 11-11 22-20 40-25 15-6 32-10 52-10 17 0 32 2 45 6 14 6 25 10 34 20 8 8 17 17 20 29 7 11 10 22 12 35l-49 4c-1-17-8-30-18-39-12-10-25-14-44-14-13 0-24 0-31 4-12 5-19 12-25 19-7 7-14 18-18 30-4 15-7 30-8 48h116l-11 34h-107c-2 6-2 8-2 14 0 3 0 8 0 11 0 5 0 9 0 13s2 6 2 9h118l-11 38h-105c1 14 4 29 8 41 3 13 9 25 14 34 8 9 15 17 26 22 10 6 23 7 36 7z">
          <text:p/>
        </draw:path>
        <draw:polygon draw:style-name="gr30" draw:text-style-name="P21" draw:layer="layout" svg:width="0.29cm" svg:height="0.408cm" svg:x="8.432cm" svg:y="1.216cm" svg:viewBox="0 0 291 409" draw:points="145,409 0,409 0,0 291,0 291,409">
          <text:p/>
        </draw:polygon>
        <draw:polygon draw:style-name="gr33" draw:text-style-name="P24" draw:layer="layout" svg:width="0.001cm" svg:height="0.001cm" svg:x="8.588cm" svg:y="1.428cm" svg:viewBox="0 0 2 2" draw:points="2,2 0,0">
          <text:p/>
        </draw:polygon>
        <draw:polygon draw:style-name="gr30" draw:text-style-name="P21" draw:layer="layout" svg:width="0.003cm" svg:height="0.003cm" svg:x="8.588cm" svg:y="1.428cm" svg:viewBox="0 0 4 4" draw:points="2,4 0,4 0,0 4,0 4,4">
          <text:p/>
        </draw:polygon>
        <draw:path draw:style-name="gr35" draw:text-style-name="P21" draw:layer="layout" svg:width="0.532cm" svg:height="-0.001cm" draw:transform="rotate (-0.745779189377178) translate (8.40821555555556cm 1.23085777777778cm)" svg:viewBox="0 0 533 0" svg:d="M0 0c178 0 356 0 533 0">
          <text:p/>
        </draw:path>
        <draw:g>
          <draw:path draw:style-name="gr33" draw:text-style-name="P24" draw:layer="layout" svg:width="0.556cm" svg:height="0.552cm" svg:x="7.704cm" svg:y="1.14cm" svg:viewBox="0 0 557 553" svg:d="M476 80c-54-54-120-80-199-80-76 0-140 26-193 80-56 55-84 121-84 195 0 78 28 143 84 197 53 55 119 81 193 81 77 0 143-26 199-83 55-52 81-116 81-195 0-77-26-142-81-195z">
            <text:p/>
          </draw:path>
          <draw:polygon draw:style-name="gr30" draw:text-style-name="P21" draw:layer="layout" svg:width="0.558cm" svg:height="0.556cm" svg:x="7.704cm" svg:y="1.138cm" svg:viewBox="0 0 559 557" draw:points="279,557 0,557 0,0 559,0 559,557">
            <text:p/>
          </draw:polygon>
          <draw:path draw:style-name="gr32" draw:text-style-name="P23" draw:layer="layout" svg:width="0.492cm" svg:height="0.492cm" svg:x="7.736cm" svg:y="1.169cm" svg:viewBox="0 0 493 493" svg:d="M493 246c0 137-110 247-245 247-137 0-248-110-248-247 0-135 111-246 246-246 137 0 247 111 247 246z">
            <text:p/>
          </draw:path>
          <draw:polygon draw:style-name="gr30" draw:text-style-name="P21" draw:layer="layout" svg:width="0.493cm" svg:height="0.493cm" svg:x="7.736cm" svg:y="1.169cm" svg:viewBox="0 0 494 494" draw:points="248,494 0,494 0,0 494,0 494,494">
            <text:p/>
          </draw:polygon>
          <draw:path draw:style-name="gr34" draw:text-style-name="P25" draw:layer="layout" svg:width="0.076cm" svg:height="0.076cm" svg:x="7.945cm" svg:y="1.237cm" svg:viewBox="0 0 77 77" svg:d="M77 40c0 6-1 10-5 18-2 6-8 12-14 14-5 4-12 5-18 5-8 0-14-1-21-5-6-2-9-8-13-14-4-8-6-12-6-18 0-8 2-16 6-21 4-6 7-9 13-13 7-4 13-6 21-6 6 0 13 2 18 6 6 4 12 7 14 13 4 5 5 13 5 21z">
            <text:p/>
          </draw:path>
          <draw:polygon draw:style-name="gr30" draw:text-style-name="P21" draw:layer="layout" svg:width="0.08cm" svg:height="0.08cm" svg:x="7.945cm" svg:y="1.235cm" svg:viewBox="0 0 81 81" draw:points="41,81 0,81 0,0 81,0 81,81">
            <text:p/>
          </draw:polygon>
          <draw:path draw:style-name="gr34" draw:text-style-name="P25" draw:layer="layout" svg:width="0.147cm" svg:height="0.265cm" svg:x="7.91cm" svg:y="1.329cm" svg:viewBox="0 0 148 266" svg:d="M148 19c0-11-7-19-16-19h-116c-8 0-16 8-16 19v113h32v134h86v-134h30z">
            <text:p/>
          </draw:path>
          <draw:polygon draw:style-name="gr30" draw:text-style-name="P21" draw:layer="layout" svg:width="0.151cm" svg:height="0.268cm" svg:x="7.91cm" svg:y="1.329cm" svg:viewBox="0 0 152 269" draw:points="77,269 0,269 0,0 152,0 152,269">
            <text:p/>
          </draw:polygon>
        </draw:g>
        <draw:g>
          <draw:path draw:style-name="gr33" draw:text-style-name="P24" draw:layer="layout" svg:width="0.745cm" svg:height="0.742cm" svg:x="6.849cm" svg:y="1.13cm" svg:viewBox="0 0 746 743" svg:d="M637 108c-72-73-161-108-265-108s-189 35-259 108c-75 73-113 161-113 262 0 103 38 191 113 264 70 73 158 109 259 109 102 0 191-36 265-112 73-70 109-156 109-261 0-104-36-191-109-262z">
            <text:p/>
          </draw:path>
          <draw:polygon draw:style-name="gr30" draw:text-style-name="P21" draw:layer="layout" svg:width="0.747cm" svg:height="0.746cm" svg:x="6.849cm" svg:y="1.127cm" svg:viewBox="0 0 748 747" draw:points="374,747 0,747 0,0 748,0 748,747">
            <text:p/>
          </draw:polygon>
          <draw:path draw:style-name="gr32" draw:text-style-name="P23" draw:layer="layout" svg:width="0.658cm" svg:height="0.661cm" svg:x="6.891cm" svg:y="1.17cm" svg:viewBox="0 0 659 662" svg:d="M659 330c0 183-148 332-328 332-183 0-331-149-331-332 0-182 148-330 328-330 183 0 331 148 331 330z">
            <text:p/>
          </draw:path>
          <draw:polygon draw:style-name="gr30" draw:text-style-name="P21" draw:layer="layout" svg:width="0.661cm" svg:height="0.663cm" svg:x="6.891cm" svg:y="1.169cm" svg:viewBox="0 0 662 664" draw:points="331,664 0,664 0,0 662,0 662,664">
            <text:p/>
          </draw:polygon>
          <draw:polygon draw:style-name="gr30" draw:text-style-name="P21" draw:layer="layout" svg:width="0.107cm" svg:height="0.108cm" svg:x="7.172cm" svg:y="1.447cm" svg:viewBox="0 0 108 109" draw:points="54,109 0,109 0,0 108,0 108,109">
            <text:p/>
          </draw:polygon>
          <draw:polygon draw:style-name="gr30" draw:text-style-name="P21" draw:layer="layout" svg:width="0.203cm" svg:height="0.36cm" svg:x="7.124cm" svg:y="1.321cm" svg:viewBox="0 0 204 361" draw:points="102,361 0,361 0,0 204,0 204,361">
            <text:p/>
          </draw:polygon>
          <draw:path draw:style-name="gr36" draw:text-style-name="P26" draw:layer="layout" svg:width="0.279cm" svg:height="0.402cm" svg:x="6.946cm" svg:y="1.3cm" svg:viewBox="0 0 280 403" svg:d="M213 140c-16-36-33-53-58-53-46 0-65 39-65 114 0 78 19 117 65 117 30 0 49-19 63-55l62 39c-30 68-72 101-132 101-46 0-80-16-107-51-29-36-41-86-41-151 0-61 12-108 42-147 29-35 63-54 103-54 63 0 105 32 132 97z">
            <text:p/>
          </draw:path>
          <draw:path draw:style-name="gr36" draw:text-style-name="P26" draw:layer="layout" svg:width="0.276cm" svg:height="0.402cm" svg:x="7.233cm" svg:y="1.3cm" svg:viewBox="0 0 277 403" svg:d="M210 140c-12-36-30-53-55-53-44 0-65 39-65 114 0 78 21 117 65 117 30 0 49-19 60-55l62 39c-27 68-69 101-129 101-45 0-80-16-107-51-26-36-41-86-41-151 0-61 15-108 41-147 27-35 62-54 104-54 63 0 105 32 132 97z">
            <text:p/>
          </draw:path>
        </draw:g>
        <draw:frame draw:style-name="gr37" draw:text-style-name="P28" draw:layer="layout" svg:width="1.916cm" svg:height="0.747cm" svg:x="7.045cm" svg:y="14.17cm">
          <draw:text-box>
            <text:p text:style-name="P27"><text:span text:style-name="T3">(0,0,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StarSymbol2" svg:font-family="StarSymbol" style:font-adornments="Regular" style:font-charset="x-symbol"/>
    <style:font-face style:name="DejaVu Sans4" svg:font-family="'DejaVu Sans'" style:font-pitch="variable" style:font-charset="x-symbol"/>
    <style:font-face style:name="FreeSans2" svg:font-family="FreeSans" style:font-pitch="variable" style:font-charset="x-symbol"/>
    <style:font-face style:name="Liberation Sans3" svg:font-family="'Liberation Sans'"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Liberation Sans2" svg:font-family="'Liberation Sans'" style:font-family-generic="roman" style:font-pitch="variable" style:font-charset="x-symbol"/>
    <style:font-face style:name="DejaVu Sans3" svg:font-family="'DejaVu Sans'" style:font-family-generic="system" style:font-pitch="variable" style:font-charset="x-symbol"/>
    <style:font-face style:name="FreeSans1" svg:font-family="FreeSans" style:font-family-generic="system" style:font-pitch="variable" style:font-charset="x-symbol"/>
    <style:font-face style:name="Cantarell" svg:font-family="Cantarell" style:font-pitch="variable"/>
    <style:font-face style:name="Liberation Sans1" svg:font-family="'Liberation Sans'"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4"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orbert Reschke</meta:initial-creator>
    <meta:creation-date>2012-10-17T20:20:42</meta:creation-date>
    <dc:date>2015-07-17T00:10:38.827240231</dc:date>
    <dc:creator>Norbert Reschke</dc:creator>
    <meta:editing-duration>PT24M42S</meta:editing-duration>
    <meta:editing-cycles>8</meta:editing-cycles>
    <meta:generator>LibreOffice/4.4.4.3$Linux_X86_64 LibreOffice_project/40m0$Build-3</meta:generator>
    <meta:document-statistic meta:object-count="147"/>
  </office:meta>
</office:document-meta>
</file>